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tribute</text:p>
      <text:p text:style-name="Standard">getAttr, setAttr, lock, unlock, hide, addAttr, connect</text:p>
      <text:p text:style-name="Standard"/>
      <text:p text:style-name="Standard">Node</text:p>
      <text:p text:style-name="Standard">multiplyDivide, blendColor etc.</text:p>
      <text:p text:style-name="Standard"/>
      <text:p text:style-name="Standard">Parent</text:p>
      <text:p text:style-name="Standard">parent, setParent, getParent</text:p>
      <text:p text:style-name="Standard"/>
      <text:p text:style-name="Standard">Asset</text:p>
      <text:p text:style-name="Standard">pipeline integration, asset management</text:p>
      <text:p text:style-name="Standard"/>
      <text:p text:style-name="Standard">Api</text:p>
      <text:p text:style-name="Standard">OpenMaya API</text:p>
      <text:p text:style-name="Standard"/>
      <text:p text:style-name="Standard">Deformer</text:p>
      <text:p text:style-name="Standard">maya deformer</text:p>
      <text:p text:style-name="Standard"/>
      <text:p text:style-name="Standard">Joint</text:p>
      <text:p text:style-name="Standard">joint</text:p>
      <text:p text:style-name="Standard"/>
      <text:p text:style-name="Standard">Ik</text:p>
      <text:p text:style-name="Standard">ik systems</text:p>
      <text:p text:style-name="Standard"/>
      <text:p text:style-name="Standard">Error</text:p>
      <text:p text:style-name="Standard">errorhandling, log</text:p>
      <text:p text:style-name="Standard"/>
      <text:p text:style-name="Standard">Name</text:p>
      <text:p text:style-name="Standard">namespaces, name iterations, zfill</text:p>
      <text:p text:style-name="Standard"/>
      <text:p text:style-name="Standard">Curve</text:p>
      <text:p text:style-name="Standard">curves</text:p>
      <text:p text:style-name="Standard"/>
      <text:p text:style-name="Standard">Duplicate</text:p>
      <text:p text:style-name="Standard">rename duplicates</text:p>
      <text:p text:style-name="Standard"/>
      <text:p text:style-name="Standard">Skin</text:p>
      <text:p text:style-name="Standard">mirroring, skinBinding</text:p>
      <text:p text:style-name="Standard"/>
      <text:p text:style-name="Standard">Matrix</text:p>
      <text:p text:style-name="Standard">matrix math</text:p>
      <text:p text:style-name="Standard"/>
      <text:p text:style-name="P1">functions</text:p>
      <text:p text:style-name="Standard"/>
      <text:p text:style-name="Standard">Control</text:p>
      <text:p text:style-name="Standard">controlshapes, colors</text:p>
      <text:p text:style-name="Standard"/>
      <text:p text:style-name="Standard">Joint Chain</text:p>
      <text:p text:style-name="Standard">create joint chain, maybe all joint stuff in here</text:p>
      <text:p text:style-name="Standard"/>
      <text:p text:style-name="Standard">IkChain </text:p>
      <text:p text:style-name="Standard"/>
      <text:p text:style-name="Standard">FkChain</text:p>
      <text:p text:style-name="Standard"/>
      <text:p text:style-name="Standard">Curve Chain</text:p>
      <text:p text:style-name="Standard"/>
      <text:p text:style-name="Standard">Flexi Plane</text:p>
      <text:p text:style-name="Standard"/>
      <text:p text:style-name="Standard">Rivet</text:p>
      <text:p text:style-name="Standard"/>
      <text:p text:style-name="Standard">Structure</text:p>
      <text:p text:style-name="Standard">group hierarchy</text:p>
      <text:p text:style-name="Standard"/>
      <text:p text:style-name="Standard">Data</text:p>
      <text:p text:style-name="Standard">getGuides, save guides, save attrs, save weights</text:p>
      <text:p text:style-name="Standard"/>
      <text:p text:style-name="Standard">Scene Check</text:p>
      <text:p text:style-name="Standard"/>
      <text:p text:style-name="Standard">Guide</text:p>
      <text:p text:style-name="Standard">create guides</text:p>
      <text:p text:style-name="Standard"/>
      <text:p text:style-name="Standard">Muscle</text:p>
      <text:p text:style-name="Standard">maya muscles</text:p>
      <text:p text:style-name="Standard"/>
      <text:p text:style-name="Standard">Cloth</text:p>
      <text:p text:style-name="Standard">nCloh stuff</text:p>
      <text:p text:style-name="Standard"/>
      <text:p text:style-name="Standard">Skin Weights</text:p>
      <text:p text:style-name="Standard">mirror</text:p>
      <text:p text:style-name="Standard"/>
      <text:p text:style-name="Standard"/>
      <text:p text:style-name="P1">commands</text:p>
      <text:p text:style-name="Standard"/>
      <text:p text:style-name="Standard">foot</text:p>
      <text:p text:style-name="Standard">biped, quadruped, mutijoint</text:p>
      <text:p text:style-name="Standard"/>
      <text:p text:style-name="Standard">leg</text:p>
      <text:p text:style-name="Standard"/>
      <text:p text:style-name="Standard">arm</text:p>
      <text:p text:style-name="Standard"/>
      <text:p text:style-name="Standard">spine</text:p>
      <text:p text:style-name="Standard"/>
      <text:p text:style-name="Standard">hip</text:p>
      <text:p text:style-name="Standard"/>
      <text:p text:style-name="Standard">chest</text:p>
      <text:p text:style-name="Standard"/>
      <text:p text:style-name="Standard">head</text:p>
      <text:p text:style-name="Standard"/>
      <text:p text:style-name="Standard">finger</text:p>
      <text:p text:style-name="Standard"/>
      <text:p text:style-name="Standard">wing</text:p>
      <text:p text:style-name="Standard"/>
      <text:p text:style-name="Standard">tail</text:p>
      <text:p text:style-name="Standard"/>
      <text:p text:style-name="Standard">chain</text:p>
      <text:p text:style-name="Standard"/>
      <text:p text:style-name="Standard">neck</text:p>
      <text:p text:style-name="Standard"/>
      <text:p text:style-name="Standard">mechanic</text:p>
      <text:p text:style-name="Standard"/>
      <text:p text:style-name="Standard">f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9:43:16.28</meta:creation-date>
    <dc:date>2013-08-27T20:44:08.52</dc:date>
    <meta:editing-duration>PT1H44S</meta:editing-duration>
    <meta:editing-cycles>21</meta:editing-cycles>
    <meta:generator>OpenOffice.org/3.4.1$Win32 OpenOffice.org_project/341m1$Build-9593</meta:generator>
    <meta:document-statistic meta:table-count="0" meta:image-count="0" meta:object-count="0" meta:page-count="3" meta:paragraph-count="67" meta:word-count="116" meta:character-count="767"/>
  </office:meta>
</office:document-meta>
</file>